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diez</text:span></text:span><text:span text:style-name="Fuente_20_de_20_párrafo_20_predeter."><text:span text:style-name="T14"> </text:span></text:span><text:span text:style-name="Fuente_20_de_20_párrafo_20_predeter."><text:span text:style-name="T16">(10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Juli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CECILIO JOSÈ CARVAJAL ZARAGOZA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8462836</text:span></text:span><text:span text:style-name="Fuente_20_de_20_párrafo_20_predeter."><text:span text:style-name="T4">,actuando en su carácter de </text:span></text:span><text:span text:style-name="Fuente_20_de_20_párrafo_20_predeter."><text:span text:style-name="T3">ASISTENTE DE PLANIFICACIÓN Y TELEMÁTICA I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diez </text:span></text:span><text:span text:style-name="Fuente_20_de_20_párrafo_20_predeter."><text:span text:style-name="T20">(10)</text:span></text:span><text:span text:style-name="Fuente_20_de_20_párrafo_20_predeter."><text:span text:style-name="T8"> del mes de </text:span></text:span><text:span text:style-name="Fuente_20_de_20_párrafo_20_predeter."><text:span text:style-name="T21">Juli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6.0000</text:p>
          </table:table-cell>
          <table:table-cell table:style-name="Tabla2.A1" office:value-type="string">
            <text:p text:style-name="P17">TONER CE278A (NEGRO)</text:p>
            <text:p text:style-name="P17">Observación: </text:p>
          </table:table-cell>
          <table:table-cell table:style-name="Tabla2.C1" office:value-type="string">
            <text:p text:style-name="P19">6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CORPORACION OFFICE PREMIER 2000, C.A.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diez</text:span></text:span><text:span text:style-name="T9"> de </text:span><text:span text:style-name="Fuente_20_de_20_párrafo_20_predeter."><text:span text:style-name="T22">Juli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CECILIO JOSÈ CARVAJAL ZARAGOZA</text:p>
            <text:p text:style-name="P12">ASISTENTE DE PLANIFICACIÓN Y TELEMÁTICA I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